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77474249047064823" text:style-name="Outline">
        <text:list-item>
          <text:h text:style-name="P3" text:outline-level="1">Drop Down Menu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github.com/rapido-mobile/rapido-flutter/blob/master/lib/src/document_list_sort_button.dart" text:style-name="Internet_20_link" text:visited-style-name="Visited_20_Internet_20_Link">dd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14T17:30:57</meta:creation-date>
    <meta:editing-duration>PT1M27S</meta:editing-duration>
    <meta:generator>OpenOffice/4.1.6$Unix OpenOffice.org_project/416m1$Build-9790</meta:generator>
    <meta:initial-creator>Máximo Meza</meta:initial-creator>
    <dc:date>2019-02-14T17:32:23</dc:date>
    <dc:creator>Máximo Meza</dc:creator>
    <meta:document-statistic meta:table-count="0" meta:image-count="0" meta:object-count="0" meta:page-count="2" meta:paragraph-count="9" meta:word-count="18" meta:character-count="1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